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33mm"/>
    </style:style>
    <style:style style:name="co2" style:family="table-column">
      <style:table-column-properties fo:break-before="auto" style:column-width="46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38.87mm" svg:height="182.88mm" svg:x="209.93mm" svg:y="6.21mm">
            <loext:p draw:notify-on-update-of-ranges="Feuille1.A2:Feuille1.A8 Feuille1.B1:Feuille1.B1 Feuille1.B2:Feuille1.B8 Feuille1.C1:Feuille1.C1 Feuille1.C2:Feuille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52mm" svg:height="173.6mm" svg:x="38.48mm" svg:y="8.53mm">
            <loext:p draw:notify-on-update-of-ranges="Feuille1.A2:Feuille1.A8 Feuille1.D1:Feuille1.D1 Feuille1.D2:Feuille1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épertoire</text:p>
          </table:table-cell>
          <table:table-cell office:value-type="string" calcext:value-type="string">
            <text:p>Compilation en mode debug</text:p>
          </table:table-cell>
          <table:table-cell office:value-type="string" calcext:value-type="string">
            <text:p>Compilation en mode release</text:p>
          </table:table-cell>
          <table:table-cell office:value-type="string" calcext:value-type="string">
            <text:p>Debug/Release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.276311" calcext:value-type="float">
            <text:p>10.276311</text:p>
          </table:table-cell>
          <table:table-cell office:value-type="float" office:value="2.060581" calcext:value-type="float">
            <text:p>2.060581</text:p>
          </table:table-cell>
          <table:table-cell table:formula="of:=[.B2]/[.C2]" office:value-type="float" office:value="4.98709393127472" calcext:value-type="float">
            <text:p>4.9870939313</text:p>
          </table:table-cell>
        </table:table-row>
        <table:table-row table:style-name="ro1">
          <table:table-cell office:value-type="string" calcext:value-type="string">
            <text:p>android-studio</text:p>
          </table:table-cell>
          <table:table-cell office:value-type="float" office:value="2.16603" calcext:value-type="float">
            <text:p>2.16603</text:p>
          </table:table-cell>
          <table:table-cell office:value-type="float" office:value="0.365237" calcext:value-type="float">
            <text:p>0.365237</text:p>
          </table:table-cell>
          <table:table-cell table:formula="of:=[.B3]/[.C3]" office:value-type="float" office:value="5.93047801838259" calcext:value-type="float">
            <text:p>5.9304780184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0.716403" calcext:value-type="float">
            <text:p>0.716403</text:p>
          </table:table-cell>
          <table:table-cell office:value-type="float" office:value="0.137422" calcext:value-type="float">
            <text:p>0.137422</text:p>
          </table:table-cell>
          <table:table-cell table:formula="of:=[.B4]/[.C4]" office:value-type="float" office:value="5.21316092037665" calcext:value-type="float">
            <text:p>5.2131609204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float" office:value="3.410844" calcext:value-type="float">
            <text:p>3.410844</text:p>
          </table:table-cell>
          <table:table-cell office:value-type="float" office:value="0.910958" calcext:value-type="float">
            <text:p>0.910958</text:p>
          </table:table-cell>
          <table:table-cell table:formula="of:=[.B5]/[.C5]" office:value-type="float" office:value="3.74423848300361" calcext:value-type="float">
            <text:p>3.744238483</text:p>
          </table:table-cell>
        </table:table-row>
        <table:table-row table:style-name="ro1">
          <table:table-cell office:value-type="string" calcext:value-type="string">
            <text:p>Dropbox</text:p>
          </table:table-cell>
          <table:table-cell office:value-type="float" office:value="0.863387" calcext:value-type="float">
            <text:p>0.863387</text:p>
          </table:table-cell>
          <table:table-cell office:value-type="float" office:value="0.238584" calcext:value-type="float">
            <text:p>0.238584</text:p>
          </table:table-cell>
          <table:table-cell table:formula="of:=[.B6]/[.C6]" office:value-type="float" office:value="3.61879673406431" calcext:value-type="float">
            <text:p>3.6187967341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0.245677" calcext:value-type="float">
            <text:p>0.245677</text:p>
          </table:table-cell>
          <table:table-cell office:value-type="float" office:value="0.184559" calcext:value-type="float">
            <text:p>0.184559</text:p>
          </table:table-cell>
          <table:table-cell table:formula="of:=[.B7]/[.C7]" office:value-type="float" office:value="1.33115697419253" calcext:value-type="float">
            <text:p>1.3311569742</text:p>
          </table:table-cell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0.371217" calcext:value-type="float">
            <text:p>0.371217</text:p>
          </table:table-cell>
          <table:table-cell office:value-type="float" office:value="0.133323" calcext:value-type="float">
            <text:p>0.133323</text:p>
          </table:table-cell>
          <table:table-cell table:formula="of:=[.B8]/[.C8]" office:value-type="float" office:value="2.78434328660471" calcext:value-type="float">
            <text:p>2.7843432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.00.0000</text:date>, <text:time style:data-style-name="N2" text:time-value="23:08:15.998049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4:50:49.357822890</meta:creation-date>
    <dc:date>2018-07-08T23:32:39.287683219</dc:date>
    <meta:editing-duration>PT1H40M27S</meta:editing-duration>
    <meta:editing-cycles>15</meta:editing-cycles>
    <meta:generator>LibreOffice/5.1.6.2$Linux_X86_64 LibreOffice_project/1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2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88cm" svg:height="18.289cm" xlink:href=".." xlink:type="simple" chart:class="chart:bar" chart:style-name="ch1">
        <chart:legend svg:x="12.572cm" svg:y="6.985cm" style:legend-expansion="custom" chartooo:width="9.258cm" chartooo:height="2.728cm" style:legend-expansion-aspect-ratio="3.39369501466276" chart:style-name="ch2"/>
        <chart:plot-area chart:style-name="ch3" table:cell-range-address="Feuille1.A1:Feuille1.C8" chart:data-source-has-labels="both" svg:x="1.889cm" svg:y="0.236cm" svg:width="21.478cm" svg:height="15.979cm">
          <chartooo:coordinate-region svg:x="2.527cm" svg:y="0.236cm" svg:width="20.84cm" svg:height="15.124cm"/>
          <chart:axis chart:dimension="x" chart:name="primary-x" chart:style-name="ch4" chartooo:axis-type="auto">
            <chartooo:date-scale/>
            <chart:title svg:x="9.923cm" svg:y="16.563cm" chart:style-name="ch5">
              <text:p>Répertoires</text:p>
            </chart:title>
            <chart:categories table:cell-range-address="Feuille1.A2:Feuille1.A8"/>
          </chart:axis>
          <chart:axis chart:dimension="y" chart:name="primary-y" chart:style-name="ch6">
            <chart:title svg:x="0.361cm" svg:y="12.525cm" chart:style-name="ch7">
              <text:p>Temps d'exécution moyen (sec)</text:p>
            </chart:title>
            <chart:grid chart:style-name="ch8" chart:class="major"/>
          </chart:axis>
          <chart:series chart:style-name="ch9" chart:values-cell-range-address="Feuille1.B2:Feuille1.B8" chart:label-cell-address="Feuille1.B1:Feuille1.B1" chart:class="chart:bar">
            <chart:data-point chart:repeated="7"/>
          </chart:series>
          <chart:series chart:style-name="ch10" chart:values-cell-range-address="Feuille1.C2:Feuille1.C8" chart:label-cell-address="Feuille1.C1:Feuille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tion en mode debug</text:p>
                <draw:g>
                  <svg:desc>Feuille1.B1:Feuille1.B1</svg:desc>
                </draw:g>
              </table:table-cell>
              <table:table-cell office:value-type="string">
                <text:p>Compilation en mode releas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A2:Feuille1.A8</svg:desc>
                </draw:g>
              </table:table-cell>
              <table:table-cell office:value-type="float" office:value="10.276311">
                <text:p>10.276311</text:p>
                <draw:g>
                  <svg:desc>Feuille1.B2:Feuille1.B8</svg:desc>
                </draw:g>
              </table:table-cell>
              <table:table-cell office:value-type="float" office:value="2.060581">
                <text:p>2.060581</text:p>
                <draw:g>
                  <svg:desc>Feuille1.C2:Feuille1.C8</svg:desc>
                </draw:g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2.16603">
                <text:p>2.16603</text:p>
              </table:table-cell>
              <table:table-cell office:value-type="float" office:value="0.365237">
                <text:p>0.36523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0.716403">
                <text:p>0.716403</text:p>
              </table:table-cell>
              <table:table-cell office:value-type="float" office:value="0.137422">
                <text:p>0.137422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410844">
                <text:p>3.410844</text:p>
              </table:table-cell>
              <table:table-cell office:value-type="float" office:value="0.910958">
                <text:p>0.910958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0.863387">
                <text:p>0.863387</text:p>
              </table:table-cell>
              <table:table-cell office:value-type="float" office:value="0.238584">
                <text:p>0.238584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245677">
                <text:p>0.245677</text:p>
              </table:table-cell>
              <table:table-cell office:value-type="float" office:value="0.184559">
                <text:p>0.184559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0.371217">
                <text:p>0.371217</text:p>
              </table:table-cell>
              <table:table-cell office:value-type="float" office:value="0.133323">
                <text:p>0.133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3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53cm" svg:height="17.361cm" xlink:href=".." xlink:type="simple" chart:class="chart:bar" chart:style-name="ch1">
        <chart:plot-area chart:style-name="ch2" table:cell-range-address="Feuille1.A2:Feuille1.A8 Feuille1.D1:Feuille1.D8" chart:data-source-has-labels="both" svg:x="2.019cm" svg:y="0.436cm" svg:width="21.646cm" svg:height="15.073cm">
          <chartooo:coordinate-region svg:x="2.464cm" svg:y="0.643cm" svg:width="21.201cm" svg:height="14.011cm"/>
          <chart:axis chart:dimension="x" chart:name="primary-x" chart:style-name="ch3" chartooo:axis-type="auto">
            <chartooo:date-scale/>
            <chart:title svg:x="10.998cm" svg:y="15.856cm" chart:style-name="ch4">
              <text:p>Répertoires</text:p>
            </chart:title>
            <chart:categories table:cell-range-address="Feuille1.A2:Feuille1.A8"/>
          </chart:axis>
          <chart:axis chart:dimension="y" chart:name="primary-y" chart:style-name="ch5">
            <chart:title svg:x="0.426cm" svg:y="13.684cm" chart:style-name="ch6">
              <text:p>Rapport temps debug / temps release</text:p>
            </chart:title>
            <chart:grid chart:style-name="ch7" chart:class="major"/>
          </chart:axis>
          <chart:series chart:style-name="ch8" chart:values-cell-range-address="Feuille1.D2:Feuille1.D8" chart:label-cell-address="Feuille1.D1:Feuille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/Releas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A2:Feuille1.A8</svg:desc>
                </draw:g>
              </table:table-cell>
              <table:table-cell office:value-type="float" office:value="4.98709393127472">
                <text:p>4.98709393127472</text:p>
                <draw:g>
                  <svg:desc>Feuille1.D2:Feuille1.D8</svg:desc>
                </draw:g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5.93047801838259">
                <text:p>5.93047801838259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5.21316092037665">
                <text:p>5.21316092037665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74423848300361">
                <text:p>3.74423848300361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3.61879673406431">
                <text:p>3.61879673406431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.33115697419253">
                <text:p>1.33115697419253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.78434328660471">
                <text:p>2.78434328660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